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dcff" draw:textarea-horizontal-align="justify" draw:textarea-vertical-align="middle" draw:auto-grow-height="false" fo:min-height="5.252cm" fo:min-width="4.102cm"/>
    </style:style>
    <style:style style:name="gr2" style:family="graphic" style:parent-style-name="standard">
      <style:graphic-properties draw:fill-color="#23b8dc" draw:textarea-horizontal-align="justify" draw:textarea-vertical-align="middle" draw:auto-grow-height="false" fo:min-height="5.015cm" fo:min-width="10.932cm"/>
    </style:style>
    <style:style style:name="gr3" style:family="graphic" style:parent-style-name="standard">
      <style:graphic-properties draw:fill-color="#33a3a3" draw:textarea-horizontal-align="justify" draw:textarea-vertical-align="middle" draw:auto-grow-height="false" fo:min-height="3.36cm" fo:min-width="8.911cm"/>
    </style:style>
    <style:style style:name="gr4" style:family="graphic" style:parent-style-name="standard">
      <style:graphic-properties draw:fill-color="#006b6b" draw:textarea-horizontal-align="justify" draw:textarea-vertical-align="middle" draw:auto-grow-height="false" fo:min-height="1.916cm" fo:min-width="7.167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objectwithoutfill">
      <style:graphic-properties draw:stroke="dash" draw:stroke-dash="Fine_20_Dashed" svg:stroke-color="#333333" draw:marker-end="Arrow" draw:marker-end-width="0.3cm" draw:fill="none" draw:textarea-vertical-align="middle"/>
    </style:style>
    <style:style style:name="gr9" style:family="graphic" style:parent-style-name="objectwithoutfill">
      <style:graphic-properties draw:stroke="solid" svg:stroke-width="0.081cm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00dcff"/>
      <style:paragraph-properties fo:text-align="center"/>
    </style:style>
    <style:style style:name="P2" style:family="paragraph">
      <loext:graphic-properties draw:fill-color="#23b8dc"/>
      <style:paragraph-properties fo:text-align="center"/>
    </style:style>
    <style:style style:name="P3" style:family="paragraph">
      <loext:graphic-properties draw:fill-color="#33a3a3"/>
      <style:paragraph-properties fo:text-align="center"/>
    </style:style>
    <style:style style:name="P4" style:family="paragraph">
      <loext:graphic-properties draw:fill-color="#006b6b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6cm" svg:x="1.9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cm" svg:height="5.833cm" svg:x="7cm" svg:y="3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801cm" svg:height="4cm" svg:x="8.9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901cm" svg:height="2.4cm" svg:x="10.599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6cm" svg:height="1.673cm" svg:x="1.5cm" svg:y="5.427cm">
          <draw:text-box>
            <text:p text:style-name="P5">Statistical</text:p>
            <text:p text:style-name="P5">inference</text:p>
          </draw:text-box>
        </draw:frame>
        <draw:frame draw:style-name="gr5" draw:text-style-name="P6" draw:layer="layout" svg:width="6cm" svg:height="1cm" svg:x="7.3cm" svg:y="3.5cm">
          <draw:text-box>
            <text:p text:style-name="P5">Machine learning</text:p>
          </draw:text-box>
        </draw:frame>
        <draw:frame draw:style-name="gr6" draw:text-style-name="P6" draw:layer="layout" svg:width="8.9cm" svg:height="0.962cm" svg:x="8.6cm" svg:y="4.7cm">
          <draw:text-box>
            <text:p text:style-name="P5">Representational learning</text:p>
          </draw:text-box>
        </draw:frame>
        <draw:frame draw:style-name="gr6" draw:text-style-name="P6" draw:layer="layout" svg:width="8.9cm" svg:height="0.962cm" svg:x="9.8cm" svg:y="6.6cm">
          <draw:text-box>
            <text:p text:style-name="P5">Deep learning</text:p>
          </draw:text-box>
        </draw:frame>
        <draw:frame draw:style-name="gr7" draw:text-style-name="P6" draw:layer="layout" svg:width="2.5cm" svg:height="0.962cm" svg:x="16.2cm" svg:y="9.3cm">
          <draw:text-box>
            <text:p text:style-name="P5">… AI?</text:p>
          </draw:text-box>
        </draw:frame>
        <draw:line draw:style-name="gr8" draw:text-style-name="P7" draw:layer="layout" svg:x1="6.4cm" svg:y1="9.7cm" svg:x2="16.5cm" svg:y2="9.7cm">
          <text:p/>
        </draw:line>
        <draw:g>
          <draw:line draw:style-name="gr9" draw:text-style-name="P7" draw:layer="layout" svg:x1="9.7cm" svg:y1="20.3cm" svg:x2="9.7cm" svg:y2="13.1cm">
            <text:p/>
          </draw:line>
          <draw:line draw:style-name="gr9" draw:text-style-name="P7" draw:layer="layout" svg:x1="9.5cm" svg:y1="20.1cm" svg:x2="16.7cm" svg:y2="20.1cm">
            <text:p/>
          </draw:line>
          <draw:line draw:style-name="gr9" draw:text-style-name="P7" draw:layer="layout" svg:x1="9.797cm" svg:y1="20.016cm" svg:x2="4.8cm" svg:y2="25.2cm">
            <text:p/>
          </draw:line>
          <draw:frame draw:style-name="gr5" draw:text-style-name="P6" draw:layer="layout" svg:width="6cm" svg:height="1.673cm" svg:x="12.1cm" svg:y="20.328cm">
            <draw:text-box>
              <text:p text:style-name="P5">Power</text:p>
              <text:p text:style-name="P5">(accuracy)</text:p>
            </draw:text-box>
          </draw:frame>
          <draw:frame draw:style-name="gr5" draw:text-style-name="P6" draw:layer="layout" svg:width="6cm" svg:height="1.673cm" svg:x="9.2cm" svg:y="13.729cm">
            <draw:text-box>
              <text:p text:style-name="P5">Insight</text:p>
              <text:p text:style-name="P5">(interpretability)</text:p>
            </draw:text-box>
          </draw:frame>
          <draw:frame draw:style-name="gr5" draw:text-style-name="P6" draw:layer="layout" svg:width="6cm" svg:height="2.384cm" svg:x="5.7cm" svg:y="22.729cm">
            <draw:text-box>
              <text:p text:style-name="P5">Safety</text:p>
              <text:p text:style-name="P5">(lack of risk &amp; consequence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Agapow</meta:initial-creator>
    <meta:creation-date>2018-11-13T13:28:55.761322232</meta:creation-date>
    <dc:date>2018-11-13T15:47:03.182316820</dc:date>
    <dc:creator>Paul Agapow</dc:creator>
    <meta:editing-duration>PT2H7M41S</meta:editing-duration>
    <meta:editing-cycles>11</meta:editing-cycles>
    <meta:generator>LibreOffice/5.2.0.4$MacOSX_X86_64 LibreOffice_project/066b007f5ebcc236395c7d282ba488bca6720265</meta:generator>
    <meta:document-statistic meta:object-count="17"/>
  </office:meta>
</office:document-meta>
</file>